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2.76pt"/>
    </style:style>
    <style:style style:name="ro1" style:family="table-row">
      <style:table-row-properties style:row-height="27.64pt" fo:break-before="auto" style:use-optimal-row-height="false"/>
    </style:style>
    <style:style style:name="ro2" style:family="table-row">
      <style:table-row-properties style:row-height="32.26pt" fo:break-before="auto" style:use-optimal-row-height="false"/>
    </style:style>
    <style:style style:name="ro3" style:family="table-row">
      <style:table-row-properties style:row-height="20.24pt" fo:break-before="auto" style:use-optimal-row-height="false"/>
    </style:style>
    <style:style style:name="ro4" style:family="table-row">
      <style:table-row-properties style:row-height="20.04pt" fo:break-before="auto" style:use-optimal-row-height="false"/>
    </style:style>
    <style:style style:name="ro5" style:family="table-row">
      <style:table-row-properties style:row-height="32.06pt" fo:break-before="auto" style:use-optimal-row-height="false"/>
    </style:style>
    <style:style style:name="ro6" style:family="table-row">
      <style:table-row-properties style:row-height="19.9pt" fo:break-before="auto" style:use-optimal-row-height="false"/>
    </style:style>
    <style:style style:name="ta1" style:family="table" style:master-page-name="PageStyle_5f_Sheet_20_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6" style:family="table-cell" style:parent-style-name="Default" style:data-style-name="N61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8" style:family="table-cell" style:parent-style-name="Default" style:data-style-name="N125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9" style:family="table-cell" style:parent-style-name="Default" style:data-style-name="N126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" style:family="table-cell" style:parent-style-name="Default" style:data-style-name="N127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Sheet 1" table:style-name="ta1">
        <office:forms form:automatic-focus="false" form:apply-design-mode="false"/>
        <table:table-column table:style-name="co1" table:number-columns-repeated="256" table:default-cell-style-name="ce4"/>
        <table:table-column table:style-name="co1" table:number-columns-repeated="768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able 1</text:p>
          </table:table-cell>
          <table:covered-table-cell table:number-columns-repeated="7" table:style-name="ce5"/>
          <table:table-cell table:number-columns-repeated="1016"/>
        </table:table-row>
        <table:table-row table:style-name="ro2">
          <table:table-cell table:style-name="ce2"/>
          <table:table-cell table:style-name="ce3" office:value-type="string" calcext:value-type="string">
            <text:p>Design1 (Joules)</text:p>
          </table:table-cell>
          <table:table-cell table:style-name="ce3" office:value-type="string" calcext:value-type="string">
            <text:p>Energy Deposition per Train (J)</text:p>
          </table:table-cell>
          <table:table-cell table:style-name="ce3" office:value-type="string" calcext:value-type="string">
            <text:p>Power (kW)</text:p>
          </table:table-cell>
          <table:table-cell table:style-name="ce3" office:value-type="string" calcext:value-type="string">
            <text:p>Design1 GeV</text:p>
          </table:table-cell>
          <table:table-cell table:style-name="ce2" table:number-columns-repeated="3"/>
          <table:table-cell table:number-columns-repeated="1016"/>
        </table:table-row>
        <table:table-row table:style-name="ro3">
          <table:table-cell table:style-name="ce3" office:value-type="string" calcext:value-type="string">
            <text:p>Tank</text:p>
          </table:table-cell>
          <table:table-cell table:style-name="ce6" table:formula="of:=[.E3]*1.60218*10^(-10)" office:value-type="float" office:value="0.0000000002951856432" calcext:value-type="float">
            <text:p>2.95E-10</text:p>
          </table:table-cell>
          <table:table-cell table:style-name="ce8" table:formula="of:=[.B3]*1.74*10^(10)" office:value-type="float" office:value="5.13623019168" calcext:value-type="float">
            <text:p>5.1362E+00</text:p>
          </table:table-cell>
          <table:table-cell table:style-name="ce9" table:formula="of:=[.B3]*1.74*10^(10)/(0.8967*10^(-3))/1000" office:value-type="float" office:value="5.72792482622951" calcext:value-type="float">
            <text:p>5.728</text:p>
          </table:table-cell>
          <table:table-cell table:style-name="ce11" table:formula="of:=1.7554+8*10^(-2)+7*10^(-3)" office:value-type="float" office:value="1.8424" calcext:value-type="float">
            <text:p>1.8424</text:p>
          </table:table-cell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3" office:value-type="string" calcext:value-type="string">
            <text:p>Water</text:p>
          </table:table-cell>
          <table:table-cell table:style-name="ce6" table:formula="of:=[.E4]*1.60218*10^(-10)" office:value-type="float" office:value="0.000000013404799188" calcext:value-type="float">
            <text:p>1.34E-08</text:p>
          </table:table-cell>
          <table:table-cell table:style-name="ce8" table:formula="of:=[.B4]*1.74*10^(10)" office:value-type="float" office:value="233.2435058712" calcext:value-type="float">
            <text:p>2.3324E+02</text:p>
          </table:table-cell>
          <table:table-cell table:style-name="ce9" table:formula="of:=[.B4]*1.74*10^(10)/(0.8967*10^(-3))/1000" office:value-type="float" office:value="260.113199365674" calcext:value-type="float">
            <text:p>260.113</text:p>
          </table:table-cell>
          <table:table-cell table:style-name="ce8" office:value-type="float" office:value="83.666" calcext:value-type="float">
            <text:p>8.3666E+01</text:p>
          </table:table-cell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3" office:value-type="string" calcext:value-type="string">
            <text:p>Window</text:p>
          </table:table-cell>
          <table:table-cell table:style-name="ce6" table:formula="of:=[.E5]*1.60218*10^(-10)" office:value-type="float" office:value="0.0000000000001068013188" calcext:value-type="float">
            <text:p>1.07E-13</text:p>
          </table:table-cell>
          <table:table-cell table:style-name="ce8" table:formula="of:=[.B5]*1.74*10^(10)" office:value-type="float" office:value="0.00185834294712" calcext:value-type="float">
            <text:p>1.8583E-03</text:p>
          </table:table-cell>
          <table:table-cell table:style-name="ce9" table:formula="of:=[.B5]*1.74*10^(10)/(0.8967*10^(-3))/1000" office:value-type="float" office:value="0.00207242438621613" calcext:value-type="float">
            <text:p>0.002</text:p>
          </table:table-cell>
          <table:table-cell table:style-name="ce10" office:value-type="float" office:value="0.0006666" calcext:value-type="float">
            <text:p>6.666E-04</text:p>
          </table:table-cell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3" office:value-type="string" calcext:value-type="string">
            <text:p>Iron Shield</text:p>
          </table:table-cell>
          <table:table-cell table:style-name="ce6" table:formula="of:=[.E6]*1.60218*10^(-10)" office:value-type="float" office:value="0.000000000292958613" calcext:value-type="float">
            <text:p>2.93E-10</text:p>
          </table:table-cell>
          <table:table-cell table:style-name="ce8" table:formula="of:=[.B6]*1.74*10^(10)" office:value-type="float" office:value="5.0974798662" calcext:value-type="float">
            <text:p>5.0975E+00</text:p>
          </table:table-cell>
          <table:table-cell table:style-name="ce9" table:formula="of:=[.B6]*1.74*10^(10)/(0.8967*10^(-3))/1000" office:value-type="float" office:value="5.68471045633991" calcext:value-type="float">
            <text:p>5.685</text:p>
          </table:table-cell>
          <table:table-cell table:style-name="ce11" office:value-type="float" office:value="1.8285" calcext:value-type="float">
            <text:p>1.8285</text:p>
          </table:table-cell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3" office:value-type="string" calcext:value-type="string">
            <text:p>Copper 1</text:p>
          </table:table-cell>
          <table:table-cell table:style-name="ce6" table:formula="of:=[.E7]*1.60218*10^(-10)" office:value-type="float" office:value="0.000000000254346075" calcext:value-type="float">
            <text:p>2.54E-10</text:p>
          </table:table-cell>
          <table:table-cell table:style-name="ce8" table:formula="of:=[.B7]*1.74*10^(10)" office:value-type="float" office:value="4.425621705" calcext:value-type="float">
            <text:p>4.4256E+00</text:p>
          </table:table-cell>
          <table:table-cell table:style-name="ce9" table:formula="of:=[.B7]*1.74*10^(10)/(0.8967*10^(-3))/1000" office:value-type="float" office:value="4.93545411508866" calcext:value-type="float">
            <text:p>4.935</text:p>
          </table:table-cell>
          <table:table-cell table:style-name="ce11" office:value-type="float" office:value="1.5875" calcext:value-type="float">
            <text:p>1.5875</text:p>
          </table:table-cell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3" office:value-type="string" calcext:value-type="string">
            <text:p>Copper 2</text:p>
          </table:table-cell>
          <table:table-cell table:style-name="ce6" table:formula="of:=[.E8]*1.60218*10^(-10)" office:value-type="float" office:value="0.000000000213410376" calcext:value-type="float">
            <text:p>2.13E-10</text:p>
          </table:table-cell>
          <table:table-cell table:style-name="ce8" table:formula="of:=[.B8]*1.74*10^(10)" office:value-type="float" office:value="3.7133405424" calcext:value-type="float">
            <text:p>3.7133E+00</text:p>
          </table:table-cell>
          <table:table-cell table:style-name="ce9" table:formula="of:=[.B8]*1.74*10^(10)/(0.8967*10^(-3))/1000" office:value-type="float" office:value="4.14111803546337" calcext:value-type="float">
            <text:p>4.141</text:p>
          </table:table-cell>
          <table:table-cell table:style-name="ce11" office:value-type="float" office:value="1.332" calcext:value-type="float">
            <text:p>1.332</text:p>
          </table:table-cell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3" office:value-type="string" calcext:value-type="string">
            <text:p>Copper 3</text:p>
          </table:table-cell>
          <table:table-cell table:style-name="ce6" table:formula="of:=[.E9]*1.60218*10^(-10)" office:value-type="float" office:value="0.000000000162461052" calcext:value-type="float">
            <text:p>1.62E-10</text:p>
          </table:table-cell>
          <table:table-cell table:style-name="ce8" table:formula="of:=[.B9]*1.74*10^(10)" office:value-type="float" office:value="2.8268223048" calcext:value-type="float">
            <text:p>2.8268E+00</text:p>
          </table:table-cell>
          <table:table-cell table:style-name="ce9" table:formula="of:=[.B9]*1.74*10^(10)/(0.8967*10^(-3))/1000" office:value-type="float" office:value="3.1524727387086" calcext:value-type="float">
            <text:p>3.152</text:p>
          </table:table-cell>
          <table:table-cell table:style-name="ce11" office:value-type="float" office:value="1.014" calcext:value-type="float">
            <text:p>1.014</text:p>
          </table:table-cell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3" office:value-type="string" calcext:value-type="string">
            <text:p>Copper 4</text:p>
          </table:table-cell>
          <table:table-cell table:style-name="ce6" table:formula="of:=[.E10]*1.60218*10^(-10)" office:value-type="float" office:value="0.000000000120483936" calcext:value-type="float">
            <text:p>1.20E-10</text:p>
          </table:table-cell>
          <table:table-cell table:style-name="ce8" table:formula="of:=[.B10]*1.74*10^(10)" office:value-type="float" office:value="2.0964204864" calcext:value-type="float">
            <text:p>2.0964E+00</text:p>
          </table:table-cell>
          <table:table-cell table:style-name="ce9" table:formula="of:=[.B10]*1.74*10^(10)/(0.8967*10^(-3))/1000" office:value-type="float" office:value="2.33792850050184" calcext:value-type="float">
            <text:p>2.338</text:p>
          </table:table-cell>
          <table:table-cell table:style-name="ce6" office:value-type="float" office:value="0.752" calcext:value-type="float">
            <text:p>7.52E-01</text:p>
          </table:table-cell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3" office:value-type="string" calcext:value-type="string">
            <text:p>Copper 5</text:p>
          </table:table-cell>
          <table:table-cell table:style-name="ce6" table:formula="of:=[.E11]*1.60218*10^(-10)" office:value-type="float" office:value="0.000000000083954232" calcext:value-type="float">
            <text:p>8.40E-11</text:p>
          </table:table-cell>
          <table:table-cell table:style-name="ce8" table:formula="of:=[.B11]*1.74*10^(10)" office:value-type="float" office:value="1.4608036368" calcext:value-type="float">
            <text:p>1.4608E+00</text:p>
          </table:table-cell>
          <table:table-cell table:style-name="ce9" table:formula="of:=[.B11]*1.74*10^(10)/(0.8967*10^(-3))/1000" office:value-type="float" office:value="1.62908847641352" calcext:value-type="float">
            <text:p>1.629</text:p>
          </table:table-cell>
          <table:table-cell table:style-name="ce6" office:value-type="float" office:value="0.524" calcext:value-type="float">
            <text:p>5.24E-01</text:p>
          </table:table-cell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3" office:value-type="string" calcext:value-type="string">
            <text:p>Copper 10</text:p>
          </table:table-cell>
          <table:table-cell table:style-name="ce6" table:formula="of:=[.E12]*1.60218*10^(-10)" office:value-type="float" office:value="0.0000000000131779305" calcext:value-type="float">
            <text:p>1.32E-11</text:p>
          </table:table-cell>
          <table:table-cell table:style-name="ce8" table:formula="of:=[.B12]*1.74*10^(10)" office:value-type="float" office:value="0.2292959907" calcext:value-type="float">
            <text:p>2.2930E-01</text:p>
          </table:table-cell>
          <table:table-cell table:style-name="ce9" table:formula="of:=[.B12]*1.74*10^(10)/(0.8967*10^(-3))/1000" office:value-type="float" office:value="0.255710929742389" calcext:value-type="float">
            <text:p>0.256</text:p>
          </table:table-cell>
          <table:table-cell table:style-name="ce10" office:value-type="float" office:value="0.08225" calcext:value-type="float">
            <text:p>8.225E-02</text:p>
          </table:table-cell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2"/>
          <table:table-cell table:style-name="ce6"/>
          <table:table-cell table:style-name="ce8"/>
          <table:table-cell table:style-name="ce10"/>
          <table:table-cell table:style-name="ce12" table:number-columns-repeated="4"/>
          <table:table-cell table:number-columns-repeated="1016"/>
        </table:table-row>
        <table:table-row table:style-name="ro5">
          <table:table-cell table:style-name="ce2"/>
          <table:table-cell table:style-name="ce7" office:value-type="string" calcext:value-type="string">
            <text:p>Design 2 (Joules)</text:p>
          </table:table-cell>
          <table:table-cell table:style-name="ce7" office:value-type="string" calcext:value-type="string">
            <text:p>Energy Deposition per Train (J)</text:p>
          </table:table-cell>
          <table:table-cell table:style-name="ce7" office:value-type="string" calcext:value-type="string">
            <text:p>Power (kW)</text:p>
          </table:table-cell>
          <table:table-cell table:style-name="ce7" office:value-type="string" calcext:value-type="string">
            <text:p>Design 2 GeV</text:p>
          </table:table-cell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3" office:value-type="string" calcext:value-type="string">
            <text:p>Tank</text:p>
          </table:table-cell>
          <table:table-cell table:style-name="ce6" table:formula="of:=[.E15]*1.60218*10^(-10)" office:value-type="float" office:value="0.000000000251" calcext:value-type="float">
            <text:p>2.51E-10</text:p>
          </table:table-cell>
          <table:table-cell table:style-name="ce8" table:formula="of:=[.B15]*1.74*10^(10)" office:value-type="float" office:value="4.362896358" calcext:value-type="float">
            <text:p>4.3629E+00</text:p>
          </table:table-cell>
          <table:table-cell table:style-name="ce9" table:formula="of:=[.B15]*1.74*10^(10)/(0.8967*10^(-3))/1000" office:value-type="float" office:value="4.86550279692205" calcext:value-type="float">
            <text:p>4.866</text:p>
          </table:table-cell>
          <table:table-cell table:style-name="ce11" office:value-type="float" office:value="1.565" calcext:value-type="float">
            <text:p>1.565</text:p>
          </table:table-cell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3" office:value-type="string" calcext:value-type="string">
            <text:p>Water</text:p>
          </table:table-cell>
          <table:table-cell table:style-name="ce6" table:formula="of:=[.E16]*1.60218*10^(-10)" office:value-type="float" office:value="0.00000001383161994" calcext:value-type="float">
            <text:p>1.38E-08</text:p>
          </table:table-cell>
          <table:table-cell table:style-name="ce8" table:formula="of:=[.B16]*1.74*10^(10)" office:value-type="float" office:value="240.670186956" calcext:value-type="float">
            <text:p>2.4067E+02</text:p>
          </table:table-cell>
          <table:table-cell table:style-name="ce9" table:formula="of:=[.B16]*1.74*10^(10)/(0.8967*10^(-3))/1000" office:value-type="float" office:value="268.395435436601" calcext:value-type="float">
            <text:p>268.395</text:p>
          </table:table-cell>
          <table:table-cell table:style-name="ce10" office:value-type="float" office:value="86.33" calcext:value-type="float">
            <text:p>8.633E+01</text:p>
          </table:table-cell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3" office:value-type="string" calcext:value-type="string">
            <text:p>Window</text:p>
          </table:table-cell>
          <table:table-cell table:style-name="ce6" table:formula="of:=[.E17]*1.60218*10^(-10)" office:value-type="float" office:value="0.0000000000001056317274" calcext:value-type="float">
            <text:p>1.06E-13</text:p>
          </table:table-cell>
          <table:table-cell table:style-name="ce8" table:formula="of:=[.B17]*1.74*10^(10)" office:value-type="float" office:value="0.00183799205676" calcext:value-type="float">
            <text:p>1.8380E-03</text:p>
          </table:table-cell>
          <table:table-cell table:style-name="ce9" table:formula="of:=[.B17]*1.74*10^(10)/(0.8967*10^(-3))/1000" office:value-type="float" office:value="0.0020497290696554" calcext:value-type="float">
            <text:p>0.002</text:p>
          </table:table-cell>
          <table:table-cell table:style-name="ce10" office:value-type="float" office:value="0.0006593" calcext:value-type="float">
            <text:p>6.593E-04</text:p>
          </table:table-cell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3" office:value-type="string" calcext:value-type="string">
            <text:p>Iron Shield</text:p>
          </table:table-cell>
          <table:table-cell table:style-name="ce6" table:formula="of:=[.E18]*1.60218*10^(-10)" office:value-type="float" office:value="0.000000000337098672" calcext:value-type="float">
            <text:p>3.37E-10</text:p>
          </table:table-cell>
          <table:table-cell table:style-name="ce8" table:formula="of:=[.B18]*1.74*10^(10)" office:value-type="float" office:value="5.8655168928" calcext:value-type="float">
            <text:p>5.8655E+00</text:p>
          </table:table-cell>
          <table:table-cell table:style-name="ce9" table:formula="of:=[.B18]*1.74*10^(10)/(0.8967*10^(-3))/1000" office:value-type="float" office:value="6.54122548544664" calcext:value-type="float">
            <text:p>6.541</text:p>
          </table:table-cell>
          <table:table-cell table:style-name="ce11" office:value-type="float" office:value="2.104" calcext:value-type="float">
            <text:p>2.104</text:p>
          </table:table-cell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3" office:value-type="string" calcext:value-type="string">
            <text:p>Copper 1</text:p>
          </table:table-cell>
          <table:table-cell table:style-name="ce6" table:formula="of:=[.E19]*1.60218*10^(-10)" office:value-type="float" office:value="0.0000000000907154316" calcext:value-type="float">
            <text:p>9.07E-11</text:p>
          </table:table-cell>
          <table:table-cell table:style-name="ce8" table:formula="of:=[.B19]*1.74*10^(10)" office:value-type="float" office:value="1.57844850984" calcext:value-type="float">
            <text:p>1.5784E+00</text:p>
          </table:table-cell>
          <table:table-cell table:style-name="ce9" table:formula="of:=[.B19]*1.74*10^(10)/(0.8967*10^(-3))/1000" office:value-type="float" office:value="1.76028605981934" calcext:value-type="float">
            <text:p>1.760</text:p>
          </table:table-cell>
          <table:table-cell table:style-name="ce10" office:value-type="float" office:value="0.5662" calcext:value-type="float">
            <text:p>5.662E-01</text:p>
          </table:table-cell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3" office:value-type="string" calcext:value-type="string">
            <text:p>Copper 2</text:p>
          </table:table-cell>
          <table:table-cell table:style-name="ce6" table:formula="of:=[.E20]*1.60218*10^(-10)" office:value-type="float" office:value="0.0000000000687014784" calcext:value-type="float">
            <text:p>6.87E-11</text:p>
          </table:table-cell>
          <table:table-cell table:style-name="ce8" table:formula="of:=[.B20]*1.74*10^(10)" office:value-type="float" office:value="1.19540572416" calcext:value-type="float">
            <text:p>1.1954E+00</text:p>
          </table:table-cell>
          <table:table-cell table:style-name="ce9" table:formula="of:=[.B20]*1.74*10^(10)/(0.8967*10^(-3))/1000" office:value-type="float" office:value="1.3331166768819" calcext:value-type="float">
            <text:p>1.333</text:p>
          </table:table-cell>
          <table:table-cell table:style-name="ce10" office:value-type="float" office:value="0.4288" calcext:value-type="float">
            <text:p>4.288E-01</text:p>
          </table:table-cell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3" office:value-type="string" calcext:value-type="string">
            <text:p>Copper 3</text:p>
          </table:table-cell>
          <table:table-cell table:style-name="ce6" table:formula="of:=[.E21]*1.60218*10^(-10)" office:value-type="float" office:value="0.0000000000532885068" calcext:value-type="float">
            <text:p>5.33E-11</text:p>
          </table:table-cell>
          <table:table-cell table:style-name="ce8" table:formula="of:=[.B21]*1.74*10^(10)" office:value-type="float" office:value="0.92722001832" calcext:value-type="float">
            <text:p>9.2722E-01</text:p>
          </table:table-cell>
          <table:table-cell table:style-name="ce9" table:formula="of:=[.B21]*1.74*10^(10)/(0.8967*10^(-3))/1000" office:value-type="float" office:value="1.03403592987621" calcext:value-type="float">
            <text:p>1.034</text:p>
          </table:table-cell>
          <table:table-cell table:style-name="ce10" office:value-type="float" office:value="0.3326" calcext:value-type="float">
            <text:p>3.326E-01</text:p>
          </table:table-cell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3" office:value-type="string" calcext:value-type="string">
            <text:p>Copper 4</text:p>
          </table:table-cell>
          <table:table-cell table:style-name="ce6" table:formula="of:=[.E22]*1.60218*10^(-10)" office:value-type="float" office:value="0.00000000004155894702" calcext:value-type="float">
            <text:p>4.16E-11</text:p>
          </table:table-cell>
          <table:table-cell table:style-name="ce8" table:formula="of:=[.B22]*1.74*10^(10)" office:value-type="float" office:value="0.723125678148" calcext:value-type="float">
            <text:p>7.2313E-01</text:p>
          </table:table-cell>
          <table:table-cell table:style-name="ce9" table:formula="of:=[.B22]*1.74*10^(10)/(0.8967*10^(-3))/1000" office:value-type="float" office:value="0.806429885299431" calcext:value-type="float">
            <text:p>0.806</text:p>
          </table:table-cell>
          <table:table-cell table:style-name="ce8" office:value-type="float" office:value="0.25939" calcext:value-type="float">
            <text:p>2.5939E-01</text:p>
          </table:table-cell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3" office:value-type="string" calcext:value-type="string">
            <text:p>Copper 5</text:p>
          </table:table-cell>
          <table:table-cell table:style-name="ce6" table:formula="of:=[.E23]*1.60218*10^(-10)" office:value-type="float" office:value="0.00000000003278220498" calcext:value-type="float">
            <text:p>3.28E-11</text:p>
          </table:table-cell>
          <table:table-cell table:style-name="ce8" table:formula="of:=[.B23]*1.74*10^(10)" office:value-type="float" office:value="0.570410366652" calcext:value-type="float">
            <text:p>5.7041E-01</text:p>
          </table:table-cell>
          <table:table-cell table:style-name="ce9" table:formula="of:=[.B23]*1.74*10^(10)/(0.8967*10^(-3))/1000" office:value-type="float" office:value="0.636121742669789" calcext:value-type="float">
            <text:p>0.636</text:p>
          </table:table-cell>
          <table:table-cell table:style-name="ce8" office:value-type="float" office:value="0.20461" calcext:value-type="float">
            <text:p>2.0461E-01</text:p>
          </table:table-cell>
          <table:table-cell table:style-name="ce12" table:number-columns-repeated="3"/>
          <table:table-cell table:number-columns-repeated="1016"/>
        </table:table-row>
        <table:table-row table:style-name="ro4">
          <table:table-cell table:style-name="ce3" office:value-type="string" calcext:value-type="string">
            <text:p>Copper 10</text:p>
          </table:table-cell>
          <table:table-cell table:style-name="ce6" table:formula="of:=[.E24]*1.60218*10^(-10)" office:value-type="float" office:value="0.000000000007243135344" calcext:value-type="float">
            <text:p>7.24E-12</text:p>
          </table:table-cell>
          <table:table-cell table:style-name="ce8" table:formula="of:=[.B24]*1.74*10^(10)" office:value-type="float" office:value="0.1260305549856" calcext:value-type="float">
            <text:p>1.2603E-01</text:p>
          </table:table-cell>
          <table:table-cell table:style-name="ce9" table:formula="of:=[.B24]*1.74*10^(10)/(0.8967*10^(-3))/1000" office:value-type="float" office:value="0.140549297407829" calcext:value-type="float">
            <text:p>0.141</text:p>
          </table:table-cell>
          <table:table-cell table:style-name="ce8" office:value-type="float" office:value="0.045208" calcext:value-type="float">
            <text:p>4.5208E-02</text:p>
          </table:table-cell>
          <table:table-cell table:style-name="ce12" table:number-columns-repeated="3"/>
          <table:table-cell table:number-columns-repeated="1016"/>
        </table:table-row>
        <table:table-row table:style-name="ro6" table:number-rows-repeated="104855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scientific-number number:decimal-places="3" loext:min-decimal-places="3" number:min-integer-digits="1" number:min-exponent-digits="2" loext:exponent-interval="1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fo:wrap-option="wrap" style:rotation-align="none" style:vertical-align="top"/>
      <style:text-properties style:font-name="Helvetica Neue" fo:font-family="'Helvetica Neue'" style:font-name-asian="Noto Sans CJK SC Regular" style:font-family-asian="'Noto Sans CJK SC Regular'" style:font-family-generic-asian="system" style:font-pitch-asian="variable" style:font-name-complex="Helvetica Neue" style:font-family-complex="'Helvetica Neue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20.01pt" fo:margin-left="36pt" fo:margin-right="36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3.99pt" fo:margin-left="0pt" fo:margin-right="0pt" fo:margin-top="22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Helvetica Neue1" fo:font-size="12pt" fo:font-style="normal" fo:text-shadow="none" style:text-underline-style="none" fo:font-weight="normal" style:font-size-asian="12pt" style:font-style-asian="normal" style:font-weight-asian="normal" style:font-name-complex="Helvetica Neue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6-23T20:40:04.906714477</dc:date>
    <meta:editing-duration>PT28M40S</meta:editing-duration>
    <meta:editing-cycles>1</meta:editing-cycles>
    <meta:document-statistic meta:table-count="1" meta:cell-count="109" meta:object-count="0"/>
  </office:meta>
</office:document-meta>
</file>